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office:automatic-styles>
  <office:body>
    <office:text text:use-soft-page-breaks="true">
      <text:p text:style-name="P1">Static variable kan je gebruiken voordat je het object hebt aangemaakt, bijvoorbeeld je hebt een object en dat zou een waterfles zijn en in de static variable zeg je dat de fles 1 liter is dan kan je alsnog altijd ophalen hoe veel inhoud de fles heeft ook kan je dit gebruiken met methods, static methods deze kan je ook al gebruiken voordat er een instantie is aangemaakt. Om deze fields te gebruiken moet je niet alleen de naam van het field hebben maar ook een object erbij.<text:s/>Maar de static fields en variables kunnen niet direct gecalled worden ook kunnen ze geen parameters meekrijgen.</text:p>
      <text:p text:style-name="Standaard"><text:s/></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paragraph-properties fo:line-height="106%"/>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ars Kalishoek</meta:initial-creator>
    <dc:creator>Lars Kalishoek</dc:creator>
    <meta:creation-date>2023-09-04T09:06:00Z</meta:creation-date>
    <dc:date>2023-09-04T10:53:00Z</dc:date>
    <meta:template xlink:href="Normal.dotm" xlink:type="simple"/>
    <meta:editing-cycles>2</meta:editing-cycles>
    <meta:editing-duration>PT1560S</meta:editing-duration>
    <meta:document-statistic meta:page-count="1" meta:paragraph-count="1" meta:word-count="91" meta:character-count="592" meta:row-count="4" meta:non-whitespace-character-count="502"/>
  </office:meta>
</office:document-meta>
</file>